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7:40:18.1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7:40:36.879000000</dc:date>
    <meta:print-date>2006-09-05T16:08:04</meta:print-date>
    <meta:editing-duration>PT13M49S</meta:editing-duration>
    <meta:editing-cycles>9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D10:Mo_példa_06_a.H14" chart:data-source-has-labels="both" svg:x="0.32cm" svg:y="0.18cm" svg:width="15.374cm" svg:height="8.656cm">
          <chartooo:coordinate-region svg:x="2.503cm" svg:y="0.354cm" svg:width="12.065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